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officeooo:rsid="001e31e8" officeooo:paragraph-rsid="001e31e8" fo:background-color="transparent"/>
    </style:style>
    <style:style style:name="P3" style:family="paragraph" style:parent-style-name="Standard">
      <style:paragraph-properties fo:margin-top="0cm" fo:margin-bottom="0.499cm" style:contextual-spacing="false"/>
      <style:text-properties fo:color="#000000" loext:opacity="100%" fo:background-color="transparent"/>
    </style:style>
    <style:style style:name="P4" style:family="paragraph" style:parent-style-name="Heading_20_3">
      <style:text-properties fo:color="#000000" loext:opacity="100%"/>
    </style:style>
    <style:style style:name="P5" style:family="paragraph" style:parent-style-name="Standard">
      <style:text-properties fo:color="#000000" loext:opacity="100%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/>
    </style:style>
    <style:style style:name="P7" style:family="paragraph" style:parent-style-name="Text_20_body">
      <style:paragraph-properties fo:margin-top="0cm" fo:margin-bottom="0cm" style:contextual-spacing="false"/>
      <style:text-properties fo:color="#000000" loext:opacity="100%" fo:font-style="normal" officeooo:rsid="001ec78b" officeooo:paragraph-rsid="001ec78b" style:font-style-asian="normal" style:font-style-complex="normal"/>
    </style:style>
    <style:style style:name="P8" style:family="paragraph" style:parent-style-name="Standard">
      <style:paragraph-properties fo:margin-left="2.501cm" fo:margin-top="0cm" fo:margin-bottom="0cm" style:contextual-spacing="false" fo:text-align="start" style:justify-single-word="false" fo:text-indent="0cm" style:auto-text-indent="false"/>
      <style:text-properties officeooo:paragraph-rsid="0028d5c9" fo:background-color="#1f1f1f"/>
    </style:style>
    <style:style style:name="P9" style:family="paragraph" style:parent-style-name="Standard">
      <style:text-properties fo:color="#00a933" loext:opacity="100%" officeooo:paragraph-rsid="001e31e8"/>
    </style:style>
    <style:style style:name="P10" style:family="paragraph" style:parent-style-name="Text_20_body">
      <style:paragraph-properties fo:margin-left="2.501cm" fo:margin-top="0cm" fo:margin-bottom="0cm" style:contextual-spacing="false" fo:text-align="start" style:justify-single-word="false" fo:text-indent="0cm" style:auto-text-indent="false"/>
      <style:text-properties officeooo:paragraph-rsid="0028d5c9" fo:background-color="#000000"/>
    </style:style>
    <style:style style:name="P11" style:family="paragraph" style:parent-style-name="Heading_20_1">
      <style:text-properties fo:color="#000000" loext:opacity="100%" fo:background-color="transparent"/>
    </style:style>
    <style:style style:name="P12" style:family="paragraph" style:parent-style-name="Heading_20_1">
      <style:paragraph-properties fo:break-before="page"/>
      <style:text-properties fo:color="#000000" loext:opacity="100%"/>
    </style:style>
    <style:style style:name="P13" style:family="paragraph" style:parent-style-name="Heading_20_2">
      <style:text-properties fo:color="#000000" loext:opacity="100%"/>
    </style:style>
    <style:style style:name="P14" style:family="paragraph" style:parent-style-name="Standard">
      <style:paragraph-properties fo:text-align="start" style:justify-single-word="false"/>
      <style:text-properties fo:color="#00a933" loext:opacity="100%" style:font-name="Consolas" fo:font-size="10.5pt" officeooo:paragraph-rsid="001e31e8" fo:background-color="transparent" style:font-size-asian="10.5pt" style:font-size-complex="10.5pt"/>
    </style:style>
    <style:style style:name="P15" style:family="paragraph" style:parent-style-name="Standard">
      <style:text-properties fo:color="#00a933" loext:opacity="100%" style:font-name="Consolas" fo:font-size="10.5pt" officeooo:rsid="001e31e8" officeooo:paragraph-rsid="001e31e8" fo:background-color="transparent" style:font-size-asian="10.5pt" style:font-size-complex="10.5pt"/>
    </style:style>
    <style:style style:name="P16" style:family="paragraph" style:parent-style-name="Standard" style:list-style-name="L1">
      <style:text-properties fo:color="#00a933" loext:opacity="100%" style:font-name="Consolas" fo:font-size="10.5pt" officeooo:paragraph-rsid="001e31e8" style:font-size-asian="10.5pt" style:font-size-complex="10.5pt"/>
    </style:style>
    <style:style style:name="P17" style:family="paragraph" style:parent-style-name="Standard" style:list-style-name="L2">
      <style:paragraph-properties fo:margin-top="0cm" fo:margin-bottom="0cm" style:contextual-spacing="false"/>
      <style:text-properties officeooo:paragraph-rsid="0028d5c9"/>
    </style:style>
    <style:style style:name="P18" style:family="paragraph" style:parent-style-name="Standard" style:list-style-name="L2">
      <style:paragraph-properties fo:margin-top="0cm" fo:margin-bottom="0cm" style:contextual-spacing="false"/>
      <style:text-properties officeooo:paragraph-rsid="0029062a"/>
    </style:style>
    <style:style style:name="P19" style:family="paragraph" style:parent-style-name="Standard" style:list-style-name="L2">
      <style:paragraph-properties fo:margin-top="0cm" fo:margin-bottom="0cm" style:contextual-spacing="false"/>
      <style:text-properties fo:color="#000000" loext:opacity="100%" officeooo:rsid="00272499" officeooo:paragraph-rsid="00272499"/>
    </style:style>
    <style:style style:name="P20" style:family="paragraph" style:parent-style-name="Standard" style:list-style-name="L4">
      <style:paragraph-properties fo:margin-top="0cm" fo:margin-bottom="0cm" style:contextual-spacing="false"/>
      <style:text-properties fo:color="#000000" loext:opacity="100%" officeooo:paragraph-rsid="00272499" fo:background-color="#1f1f1f"/>
    </style:style>
    <style:style style:name="P21" style:family="paragraph" style:parent-style-name="Standard" style:list-style-name="L2">
      <style:paragraph-properties fo:margin-top="0cm" fo:margin-bottom="0cm" style:contextual-spacing="false"/>
      <style:text-properties fo:color="#000000" loext:opacity="100%" fo:background-color="#1f1f1f"/>
    </style:style>
    <style:style style:name="P22" style:family="paragraph" style:parent-style-name="Standard" style:list-style-name="L2">
      <style:paragraph-properties fo:margin-top="0cm" fo:margin-bottom="0cm" style:contextual-spacing="false"/>
      <style:text-properties fo:color="#000000" loext:opacity="100%"/>
    </style:style>
    <style:style style:name="P23" style:family="paragraph" style:parent-style-name="Text_20_body" style:list-style-name="L1">
      <style:text-properties officeooo:paragraph-rsid="001e31e8"/>
    </style:style>
    <style:style style:name="P24" style:family="paragraph" style:parent-style-name="Text_20_body" style:list-style-name="L1">
      <style:paragraph-properties fo:margin-top="0cm" fo:margin-bottom="0cm" style:contextual-spacing="false"/>
      <style:text-properties fo:color="#000000" loext:opacity="100%" fo:background-color="transparent"/>
    </style:style>
    <style:style style:name="P25" style:family="paragraph" style:parent-style-name="Text_20_body" style:list-style-name="L2">
      <style:paragraph-properties fo:margin-left="0cm" fo:margin-right="0cm" fo:text-indent="0cm" style:auto-text-indent="false"/>
      <style:text-properties fo:color="#000000" loext:opacity="100%"/>
    </style:style>
    <style:style style:name="P26" style:family="paragraph" style:parent-style-name="Text_20_body" style:list-style-name="L2">
      <style:paragraph-properties fo:margin-top="0cm" fo:margin-bottom="0cm" style:contextual-spacing="false"/>
      <style:text-properties fo:color="#000000" loext:opacity="100%"/>
    </style:style>
    <style:style style:name="P27" style:family="paragraph" style:parent-style-name="Text_20_body" style:list-style-name="L2">
      <style:paragraph-properties fo:margin-top="0cm" fo:margin-bottom="0cm" style:contextual-spacing="false"/>
      <style:text-properties fo:color="#000000" loext:opacity="100%" officeooo:paragraph-rsid="00272499"/>
    </style:style>
    <style:style style:name="P28" style:family="paragraph" style:parent-style-name="Text_20_body" style:list-style-name="L2">
      <style:paragraph-properties fo:break-before="page"/>
      <style:text-properties fo:color="#000000" loext:opacity="100%"/>
    </style:style>
    <style:style style:name="P29" style:family="paragraph" style:parent-style-name="Text_20_body" style:list-style-name="L2">
      <style:paragraph-properties fo:margin-top="0cm" fo:margin-bottom="0cm" style:contextual-spacing="false"/>
      <style:text-properties fo:color="#000000" loext:opacity="100%" officeooo:paragraph-rsid="001e31e8"/>
    </style:style>
    <style:style style:name="P30" style:family="paragraph" style:parent-style-name="Text_20_body" style:list-style-name="L2">
      <style:paragraph-properties fo:margin-top="0cm" fo:margin-bottom="0cm" style:contextual-spacing="false"/>
      <style:text-properties fo:color="#000000" loext:opacity="100%" officeooo:paragraph-rsid="0028d5c9"/>
    </style:style>
    <style:style style:name="P31" style:family="paragraph" style:parent-style-name="Text_20_body" style:list-style-name="L2">
      <style:text-properties fo:color="#000000" loext:opacity="100%"/>
    </style:style>
    <style:style style:name="P32" style:family="paragraph" style:parent-style-name="Text_20_body" style:list-style-name="L2">
      <style:paragraph-properties fo:margin-top="0cm" fo:margin-bottom="0cm" style:contextual-spacing="false"/>
      <style:text-properties fo:color="#000000" loext:opacity="100%" fo:font-style="normal" officeooo:rsid="001ec78b" officeooo:paragraph-rsid="001ec78b" style:font-style-asian="normal" style:font-style-complex="normal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text-properties officeooo:rsid="0021f58c" officeooo:paragraph-rsid="0021f58c"/>
    </style:style>
    <style:style style:name="P35" style:family="paragraph" style:parent-style-name="Text_20_body" style:list-style-name="L2">
      <style:text-properties fo:color="#158466" loext:opacity="100%" officeooo:rsid="0021f58c" officeooo:paragraph-rsid="0021f58c"/>
    </style:style>
    <style:style style:name="P36" style:family="paragraph" style:parent-style-name="Text_20_body" style:list-style-name="L2">
      <style:text-properties fo:color="#158466" loext:opacity="100%" officeooo:rsid="0021f58c" officeooo:paragraph-rsid="0025f473"/>
    </style:style>
    <style:style style:name="P37" style:family="paragraph" style:parent-style-name="Text_20_body" style:list-style-name="L3">
      <style:text-properties fo:color="#158466" loext:opacity="100%" officeooo:rsid="0021f58c" officeooo:paragraph-rsid="0025f473"/>
    </style:style>
    <style:style style:name="P38" style:family="paragraph" style:parent-style-name="Text_20_body" style:list-style-name="L2">
      <style:text-properties fo:color="#158466" loext:opacity="100%" officeooo:paragraph-rsid="0025f473"/>
    </style:style>
    <style:style style:name="P39" style:family="paragraph" style:parent-style-name="Text_20_body" style:list-style-name="L2">
      <style:paragraph-properties fo:margin-top="0cm" fo:margin-bottom="0cm" style:contextual-spacing="false"/>
      <style:text-properties fo:color="#158466" loext:opacity="100%" officeooo:rsid="0025f473" officeooo:paragraph-rsid="0025f473"/>
    </style:style>
    <style:style style:name="P40" style:family="paragraph" style:parent-style-name="Text_20_body" style:list-style-name="L2">
      <style:paragraph-properties fo:margin-top="0cm" fo:margin-bottom="0cm" style:contextual-spacing="false"/>
      <style:text-properties fo:color="#158466" loext:opacity="100%" officeooo:rsid="0029062a" officeooo:paragraph-rsid="0029062a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fo:background-color="transparent" loext:char-shading-value="0"/>
    </style:style>
    <style:style style:name="T4" style:family="text">
      <style:text-properties fo:color="#000000" loext:opacity="100%" officeooo:rsid="002084cb"/>
    </style:style>
    <style:style style:name="T5" style:family="text">
      <style:text-properties fo:color="#000000" loext:opacity="100%" fo:font-weight="bold" officeooo:rsid="002084cb" style:font-weight-asian="bold" style:font-weight-complex="bold"/>
    </style:style>
    <style:style style:name="T6" style:family="text">
      <style:text-properties fo:color="#cccccc" loext:opacity="100%"/>
    </style:style>
    <style:style style:name="T7" style:family="text">
      <style:text-properties fo:color="#cccccc" loext:opacity="100%" fo:background-color="#1f1f1f" loext:char-shading-value="0"/>
    </style:style>
    <style:style style:name="T8" style:family="text">
      <style:text-properties style:font-name="Consolas" fo:font-size="10.5pt" fo:background-color="transparent" loext:char-shading-value="0" style:font-size-asian="10.5pt" style:font-size-complex="10.5pt"/>
    </style:style>
    <style:style style:name="T9" style:family="text">
      <style:text-properties style:font-name="Consolas" fo:font-size="10.5pt" officeooo:rsid="001e31e8" fo:background-color="transparent" loext:char-shading-value="0" style:font-size-asian="10.5pt" style:font-size-complex="10.5pt"/>
    </style:style>
    <style:style style:name="T10" style:family="text">
      <style:text-properties officeooo:rsid="0021f58c"/>
    </style:style>
    <style:style style:name="T11" style:family="text">
      <style:text-properties officeooo:rsid="0023cb5b"/>
    </style:style>
    <style:style style:name="T12" style:family="text">
      <style:text-properties officeooo:rsid="00241344"/>
    </style:style>
    <style:style style:name="T13" style:family="text">
      <style:text-properties officeooo:rsid="0025f473"/>
    </style:style>
    <style:style style:name="T14" style:family="text">
      <style:text-properties fo:color="#158466" loext:opacity="100%" officeooo:rsid="0025f473"/>
    </style:style>
    <style:style style:name="T15" style:family="text">
      <style:text-properties fo:color="#158466" loext:opacity="100%" officeooo:rsid="0029062a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fo:background-color="#1f1f1f" loext:char-shading-value="0"/>
    </style:style>
    <style:style style:name="T18" style:family="text">
      <style:text-properties fo:color="#dcdcaa" loext:opacity="100%" officeooo:rsid="0028d5c9" fo:background-color="#1f1f1f" loext:char-shading-value="0"/>
    </style:style>
    <style:style style:name="T19" style:family="text">
      <style:text-properties fo:color="#b5cea8" loext:opacity="100%"/>
    </style:style>
    <style:style style:name="T20" style:family="text">
      <style:text-properties fo:color="#b5cea8" loext:opacity="100%" fo:background-color="#1f1f1f" loext:char-shading-value="0"/>
    </style:style>
    <style:style style:name="T21" style:family="text">
      <style:text-properties fo:color="#d4d4d4" loext:opacity="100%"/>
    </style:style>
    <style:style style:name="T22" style:family="text">
      <style:text-properties fo:color="#d4d4d4" loext:opacity="100%" fo:background-color="#1f1f1f" loext:char-shading-value="0"/>
    </style:style>
    <style:style style:name="T23" style:family="text">
      <style:text-properties fo:color="#569cd6" loext:opacity="100%"/>
    </style:style>
    <style:style style:name="T24" style:family="text">
      <style:text-properties fo:color="#569cd6" loext:opacity="100%" fo:background-color="#1f1f1f" loext:char-shading-value="0"/>
    </style:style>
    <style:style style:name="T25" style:family="text">
      <style:text-properties fo:color="#4ec9b0" loext:opacity="100%"/>
    </style:style>
    <style:style style:name="T26" style:family="text">
      <style:text-properties fo:color="#4ec9b0" loext:opacity="100%" fo:background-color="#1f1f1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Activity Week 4</text:p>
      <text:p text:style-name="P2"/>
      <text:h text:style-name="P11" text:outline-level="1">Code Analysis</text:h>
      <text:p text:style-name="P3">For each of the following given codes: </text:p>
      <text:list text:style-name="L1">
        <text:list-item>
          <text:p text:style-name="P24">Without executing the code try to read the code and write down what will be the output. </text:p>
        </text:list-item>
        <text:list-item>
          <text:p text:style-name="P23"><text:span text:style-name="T3">Use the </text:span><text:a xlink:type="simple" xlink:href="https://cscircles.cemc.uwaterloo.ca/visualize" text:style-name="Internet_20_link" text:visited-style-name="Visited_20_Internet_20_Link">Python Code Visualizer</text:a><text:span text:style-name="T3"> and execute the code step-by-step. Observe how the variables and statements are executing in each iteration of the loops.</text:span></text:p>
        </text:list-item>
      </text:list>
      <text:p text:style-name="P14"># Code 1<text:line-break/>i = 7<text:line-break/>for number in range(1, i + i):<text:line-break/> print(number)</text:p>
      <text:list text:continue-numbering="true" text:style-name="L1">
        <text:list-header>
          <text:p text:style-name="P16"><text:span text:style-name="T1"/></text:p>
        </text:list-header>
      </text:list>
      <text:p text:style-name="P9"><text:span text:style-name="T8"># Code 2<text:line-break/>i = 1<text:line-break/>j = 10<text:line-break/>for number in range(i, j):<text:line-break/> <text:s text:c="2"/>if number &gt; 5:<text:line-break/> <text:s text:c="6"/>print(number)<text:line-break/> <text:s text:c="2"/>else:<text:line-break/> <text:s text:c="6"/>print('Hello')<text:line-break/><text:line-break/># Code 3<text:line-break/>sentence = "I just came to say hello!"<text:line-break/>count = 0<text:line-break/>for letter in sentence:<text:line-break/> <text:s text:c="2"/>if letter == " ":<text:line-break/> <text:s text:c="6"/>count = count + 1<text:line-break/> <text:s text:c="2"/>elif letter == "a":<text:line-break/> <text:s text:c="6"/>count = count - 1<text:line-break/>print(count)<text:line-break/><text:line-break/># Code 4<text:line-break/>sentence = "I just came to say hello!"<text:line-break/>for i in range(0, len(sentence)):<text:line-break/><text:tab/>print(sentence[i])<text:line-break/><text:line-break/># Code 5<text:line-break/>sentence = "I just came to say hello!"<text:line-break/>for c in sentence:<text:line-break/><text:tab/>print(c)<text:line-break/><text:line-break/></text:span><text:span text:style-name="T9">Expectations:<text:line-break/>- Code 1 will print the numbers 1 to 13</text:span></text:p>
      <text:p text:style-name="P15">- Code 2 will print the numbers 1 to 5 and print “Hello” 5 other times</text:p>
      <text:p text:style-name="P15">- Code 3 will calculate how many spaces there are and how many “a” there are and basically do “space” minus “a”</text:p>
      <text:p text:style-name="P15">- Code 4 will print the sentence vertically</text:p>
      <text:p text:style-name="P15">- Code 5 will do the same as code 4</text:p>
      <text:h text:style-name="P12" text:outline-level="1">Supporting Topics</text:h>
      <text:h text:style-name="P13" text:outline-level="2"><text:bookmark text:name="user-content-supporting-topics"/>Data Formats</text:h>
      <text:h text:style-name="P4" text:outline-level="3">Task</text:h>
      <text:list text:style-name="L2">
        <text:list-item>
          <text:p text:style-name="P25"><text:bookmark text:name="user-content-task"/>Perform a free (re-)search and explore the answers for the following questions:</text:p>
          <text:list>
            <text:list-item>
              <text:p text:style-name="P26">Digits in decimal numbers are 0-9. What are the digits in hexadecimal format? What are the digits in binary format?</text:p>
              <text:p text:style-name="P32">Answer: </text:p>
            </text:list-item>
          </text:list>
        </text:list-item>
      </text:list>
      <text:p text:style-name="P7"><text:tab/>Hexadecimal numbers (0, 1, 2, 3 ,4, 5, 6, 7, 8, 9, A, B, C, D, E, F)</text:p>
      <text:p text:style-name="P7"><text:tab/>Binary: (0, 1)</text:p>
      <text:list xml:id="list122433279047562" text:continue-numbering="true" text:style-name="L2">
        <text:list-item>
          <text:list>
            <text:list-item>
              <text:p text:style-name="P26">Convert (manually) the following decimal numbers to hexadecimal and binary: 8, 10, 15, 21, 32, 64, 256, 500, 512, 1000. </text:p>
              <text:p text:style-name="P33"><text:span text:style-name="T4">(</text:span><text:span text:style-name="T5">to convert decimal to hexadecimal:</text:span><text:span text:style-name="T4"> divide the number by 16, grab the number after the comma and multiply by 16, that’s the remainder, when reached 0 with remainder one, stop. Convert the remainders to hexadecimal and write the number down from most significant number to least significant number)</text:span></text:p>
              <text:p text:style-name="P34"><text:span text:style-name="T4">D</text:span><text:span text:style-name="T2">ecimal – Hexadecimal – Binary</text:span></text:p>
              <text:p text:style-name="P35">8 – 0x8 - <text:span text:style-name="T12">0b1000</text:span></text:p>
              <text:p text:style-name="P35">15 – 0xF - <text:span text:style-name="T12">0b1111</text:span></text:p>
              <text:p text:style-name="P35">21 – 0x15 - <text:span text:style-name="T13">0b10101</text:span></text:p>
              <text:p text:style-name="P35">32 – 0x20 - <text:span text:style-name="T13">0b100000</text:span></text:p>
              <text:p text:style-name="P35">64 – 0x40 - <text:span text:style-name="T13">0b1000000</text:span></text:p>
            </text:list-item>
          </text:list>
        </text:list-item>
      </text:list>
      <text:list text:style-name="L3">
        <text:list-item>
          <text:list>
            <text:list-header>
              <text:p text:style-name="P37">256 – <text:span text:style-name="T11">0x100 - </text:span><text:span text:style-name="T13">0b10000000</text:span></text:p>
            </text:list-header>
          </text:list>
        </text:list-item>
      </text:list>
      <text:list xml:id="list122432411895905" text:continue-list="list122433279047562" text:style-name="L2">
        <text:list-item>
          <text:list>
            <text:list-header>
              <text:p text:style-name="P35">500 – <text:span text:style-name="T11">0x1F4 - </text:span><text:span text:style-name="T13">0b111110100</text:span></text:p>
              <text:p text:style-name="P36">512 – <text:span text:style-name="T11">0x200 – </text:span><text:span text:style-name="T13">0b1000000000</text:span></text:p>
              <text:p text:style-name="P38"><text:span text:style-name="T10">1000 – </text:span><text:span text:style-name="T11">0x3E8 - </text:span><text:span text:style-name="T13">0b1111101000</text:span></text:p>
            </text:list-header>
            <text:list-item>
              <text:p text:style-name="P27">How does Python represent these data formats? How can you use Python to convert these data formats to each other?</text:p>
              <text:p text:style-name="P27"><text:line-break/><text:span text:style-name="T14">Python uses decimal as “0-10”, hexadecimal as “0x…” and binary as “0b….”</text:span></text:p>
              <text:p text:style-name="P39">Python uses functions such as int(), hex() and bin()</text:p>
            </text:list-item>
          </text:list>
        </text:list-item>
        <text:list-item>
          <text:p text:style-name="P28">Use Python to:</text:p>
          <text:list>
            <text:list-item>
              <text:p text:style-name="P29">Convert the decimal number 45 into its binary representation.</text:p>
              <text:p text:style-name="P19"><text:span text:style-name="T18">b</text:span><text:span text:style-name="T17">in</text:span><text:span text:style-name="T7">(</text:span><text:span text:style-name="T20">45</text:span><text:span text:style-name="T7">)</text:span></text:p>
              <text:p text:style-name="P19"><text:span text:style-name="T7"/></text:p>
            </text:list-item>
            <text:list-item>
              <text:p text:style-name="P27">Convert the binary number 1010101 into decimal form.</text:p>
            </text:list-item>
          </text:list>
        </text:list-item>
      </text:list>
      <text:list text:style-name="L4">
        <text:list-item>
          <text:list>
            <text:list-header>
              <text:p text:style-name="P20"><text:span text:style-name="T25">int</text:span><text:span text:style-name="T6">(</text:span><text:span text:style-name="T23">0b</text:span><text:span text:style-name="T19">1010101</text:span><text:span text:style-name="T6">)</text:span></text:p>
            </text:list-header>
          </text:list>
        </text:list-item>
      </text:list>
      <text:p text:style-name="P5"/>
      <text:list text:continue-list="list122432411895905" text:style-name="L2">
        <text:list-item>
          <text:list>
            <text:list-item>
              <text:p text:style-name="P30">Add the binary numbers 10111 and 1101 and express the result in binary.</text:p>
            </text:list-item>
          </text:list>
        </text:list-item>
      </text:list>
      <text:p text:style-name="P8"><text:span text:style-name="T16">bin</text:span><text:span text:style-name="T6">(</text:span><text:span text:style-name="T23">0b</text:span><text:span text:style-name="T19">10111</text:span><text:span text:style-name="T6"> </text:span><text:span text:style-name="T21">+</text:span><text:span text:style-name="T6"> </text:span><text:span text:style-name="T23">0b</text:span><text:span text:style-name="T19">1101</text:span><text:span text:style-name="T6">)</text:span></text:p>
      <text:p text:style-name="P10"><text:span text:style-name="T6"/></text:p>
      <text:list text:continue-numbering="true" text:style-name="L2">
        <text:list-item>
          <text:list>
            <text:list-item>
              <text:p text:style-name="P26">Convert the decimal number 255 into its hexadecimal representation.</text:p>
              <text:p text:style-name="P21"><text:span text:style-name="T16">hex</text:span><text:span text:style-name="T6">(</text:span><text:span text:style-name="T19">255</text:span><text:span text:style-name="T6">)</text:span></text:p>
              <text:p text:style-name="P26"/>
            </text:list-item>
            <text:list-item>
              <text:p text:style-name="P26">Convert the hexadecimal number 2A into decimal form.</text:p>
              <text:p text:style-name="P21"><text:span text:style-name="T25">int</text:span><text:span text:style-name="T6">(</text:span><text:span text:style-name="T23">0x</text:span><text:span text:style-name="T19">2A</text:span><text:span text:style-name="T6">)</text:span></text:p>
              <text:p text:style-name="P26"/>
            </text:list-item>
            <text:list-item>
              <text:p text:style-name="P30">Add the hexadecimal numbers C4 and 3A and express the result in hexadecimal.</text:p>
              <text:p text:style-name="P17"><text:span text:style-name="T17">hex</text:span><text:span text:style-name="T7">(</text:span><text:span text:style-name="T24">0x</text:span><text:span text:style-name="T20">C4</text:span><text:span text:style-name="T7"> </text:span><text:span text:style-name="T22">+</text:span><text:span text:style-name="T7"> </text:span><text:span text:style-name="T24">0x</text:span><text:span text:style-name="T20">3A</text:span><text:span text:style-name="T7">)</text:span></text:p>
              <text:p text:style-name="P30"><text:s/></text:p>
            </text:list-item>
            <text:list-item>
              <text:p text:style-name="P26">Convert the binary number 1101 into decimal form.</text:p>
              <text:p text:style-name="P21"><text:span text:style-name="T25">int</text:span><text:span text:style-name="T6">(</text:span><text:span text:style-name="T23">0b</text:span><text:span text:style-name="T19">1101</text:span><text:span text:style-name="T6">)</text:span></text:p>
              <text:p text:style-name="P26"/>
            </text:list-item>
            <text:list-item>
              <text:p text:style-name="P26">Convert the hexadecimal number F0 into decimal form.</text:p>
              <text:p text:style-name="P21"><text:span text:style-name="T25">int</text:span><text:span text:style-name="T6">(</text:span><text:span text:style-name="T23">0x</text:span><text:span text:style-name="T19">F0</text:span><text:span text:style-name="T6">)</text:span></text:p>
              <text:p text:style-name="P26"/>
            </text:list-item>
            <text:list-item>
              <text:p text:style-name="P26">Add the decimal numbers 123 and 456</text:p>
              <text:p text:style-name="P21"><text:span text:style-name="T19">123</text:span><text:span text:style-name="T6"> </text:span><text:span text:style-name="T21">+</text:span><text:span text:style-name="T6"> </text:span><text:span text:style-name="T19">456</text:span></text:p>
              <text:p text:style-name="P26"/>
            </text:list-item>
            <text:list-item>
              <text:p text:style-name="P26">Convert the decimal number 157 into binary and then into hexadecimal.</text:p>
              <text:p text:style-name="P18"><text:span text:style-name="T17">hex</text:span><text:span text:style-name="T7">(</text:span><text:span text:style-name="T17">bin</text:span><text:span text:style-name="T7">(</text:span><text:span text:style-name="T20">157</text:span><text:span text:style-name="T7">))</text:span></text:p>
            </text:list-item>
          </text:list>
        </text:list-item>
      </text:list>
      <text:p text:style-name="P6"/>
      <text:list text:continue-numbering="true" text:style-name="L2">
        <text:list-item>
          <text:list>
            <text:list-item>
              <text:p text:style-name="P26">Convert the binary number 11101101 into decimal and then into hexadecimal.</text:p>
              <text:p text:style-name="P22"><text:span text:style-name="T17">hex</text:span><text:span text:style-name="T7">(</text:span><text:span text:style-name="T26">int</text:span><text:span text:style-name="T7">(</text:span><text:span text:style-name="T24">0b</text:span><text:span text:style-name="T20">11101101</text:span><text:span text:style-name="T7">))</text:span></text:p>
              <text:p text:style-name="P22"><text:span text:style-name="T7"/></text:p>
            </text:list-item>
            <text:list-item>
              <text:p text:style-name="P26">Convert the hexadecimal number AB4 into decimal and then into binary.</text:p>
              <text:p text:style-name="P21"><text:span text:style-name="T16">bin</text:span><text:span text:style-name="T6">(</text:span><text:span text:style-name="T25">int</text:span><text:span text:style-name="T6">(</text:span><text:span text:style-name="T23">0x</text:span><text:span text:style-name="T19">AB4</text:span><text:span text:style-name="T6">))</text:span></text:p>
              <text:p text:style-name="P26"/>
            </text:list-item>
          </text:list>
        </text:list-item>
        <text:list-item>
          <text:p text:style-name="P31">Real-life Applications:</text:p>
          <text:list>
            <text:list-item>
              <text:p text:style-name="P26">Research and identify a real-world example where binary data is used extensively.</text:p>
              <text:p text:style-name="P40">All computers use binary as it’s main data format</text:p>
            </text:list-item>
            <text:list-item>
              <text:p text:style-name="P26">Investigate how hexadecimal is used in computer memory addressing.</text:p>
              <text:p text:style-name="P40">Computer memory addressing uses hexadecimal being it a smaller way to write binary, therefore faster.</text:p>
            </text:list-item>
            <text:list-item>
              <text:p text:style-name="P31">Explore how decimal data formats are used in financial calculations or accounting systems.<text:line-break/><text:span text:style-name="T15">Decimal data formats are very precise and it makes it easier to show fractional amounts and to change currencies. This is important for example for taxe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0cm" style:auto-text-indent="false"/>
      <style:text-properties fo:color="#6a9955" loext:opacity="100%"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indent="0cm" style:auto-text-indent="false"/>
      <style:text-properties fo:color="#000000" loext:opacity="10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2:20:14.628000000</meta:creation-date>
    <dc:date>2024-03-04T15:08:45.340000000</dc:date>
    <meta:editing-duration>PT10M46S</meta:editing-duration>
    <meta:editing-cycles>1</meta:editing-cycles>
    <meta:generator>LibreOffice/24.2.1.2$Windows_X86_64 LibreOffice_project/db4def46b0453cc22e2d0305797cf981b68ef5ac</meta:generator>
    <meta:document-statistic meta:table-count="0" meta:image-count="0" meta:object-count="0" meta:page-count="3" meta:paragraph-count="75" meta:word-count="716" meta:character-count="3900" meta:non-whitespace-character-count="3242"/>
  </office:meta>
</office:document-meta>
</file>